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3cb7" officeooo:paragraph-rsid="00093cb7"/>
    </style:style>
    <style:style style:name="P2" style:family="paragraph" style:parent-style-name="Standard">
      <style:text-properties officeooo:rsid="00093cb7" officeooo:paragraph-rsid="0009c29e"/>
    </style:style>
    <style:style style:name="P3" style:family="paragraph" style:parent-style-name="Standard">
      <style:text-properties officeooo:rsid="00093cb7" officeooo:paragraph-rsid="00093cb7"/>
    </style:style>
    <style:style style:name="P4" style:family="paragraph" style:parent-style-name="Standard" style:list-style-name="L1">
      <style:text-properties officeooo:rsid="00093cb7" officeooo:paragraph-rsid="00093cb7"/>
    </style:style>
    <style:style style:name="P5" style:family="paragraph" style:parent-style-name="Standard">
      <style:text-properties officeooo:rsid="00093cb7" officeooo:paragraph-rsid="000e5637"/>
    </style:style>
    <style:style style:name="P6" style:family="paragraph" style:parent-style-name="Standard" style:list-style-name="L2">
      <style:text-properties officeooo:rsid="00093cb7" officeooo:paragraph-rsid="00093cb7"/>
    </style:style>
    <style:style style:name="P7" style:family="paragraph" style:parent-style-name="Standard" style:list-style-name="L3">
      <style:text-properties officeooo:rsid="00093cb7" officeooo:paragraph-rsid="00093cb7"/>
    </style:style>
    <style:style style:name="P8" style:family="paragraph" style:parent-style-name="Standard" style:list-style-name="L1">
      <style:text-properties officeooo:paragraph-rsid="00093cb7"/>
    </style:style>
    <style:style style:name="P9" style:family="paragraph" style:parent-style-name="Standard">
      <style:text-properties fo:font-style="italic" fo:font-weight="normal" officeooo:rsid="00093cb7" officeooo:paragraph-rsid="000e5637" style:font-style-asian="italic" style:font-weight-asian="normal" style:font-style-complex="italic" style:font-weight-complex="normal"/>
    </style:style>
    <style:style style:name="T1" style:family="text">
      <style:text-properties officeooo:rsid="0009c29e"/>
    </style:style>
    <style:style style:name="T2" style:family="text">
      <style:text-properties officeooo:rsid="000b2b81"/>
    </style:style>
    <style:style style:name="T3" style:family="text">
      <style:text-properties officeooo:rsid="000c8bcc"/>
    </style:style>
    <style:style style:name="T4" style:family="text">
      <style:text-properties officeooo:rsid="00093cb7"/>
    </style:style>
    <style:style style:name="T5" style:family="text">
      <style:text-properties officeooo:rsid="000eae46"/>
    </style:style>
    <style:style style:name="T6" style:family="text">
      <style:text-properties officeooo:rsid="000f410e"/>
    </style:style>
    <style:style style:name="T7" style:family="text">
      <style:text-properties officeooo:rsid="00118600"/>
    </style:style>
    <style:style style:name="T8" style:family="text">
      <style:text-properties officeooo:rsid="001237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 text:c="8"/>Une bonne raison <text:span text:style-name="T1">d’avoir</text:span> choisi cette option :</text:p>
      <text:p text:style-name="P2"><text:s/>http://www.gouvernement.fr/premier-ministre/cybersecurite-le-premier-ministre-annonce-ses-priorites</text:p>
      <text:p text:style-name="P1"/>
      <text:p text:style-name="P1"><text:s text:c="8"/>le but du cours est d'avoir une vue d'ensemble des notions de sécurité informatique appliqué aux applications web.</text:p>
      <text:p text:style-name="P1"/>
      <text:p text:style-name="P1"><text:s text:c="8"/>Demande des compétences dans de nombreux domaines : admin sys / admin réseau / développement / <text:s/>...</text:p>
      <text:p text:style-name="P1"/>
      <text:p text:style-name="P1"><text:s text:c="8"/><text:span text:style-name="T2">évolue</text:span> très vite.</text:p>
      <text:p text:style-name="P1"/>
      <text:p text:style-name="P1"><text:s text:c="8"/>la sécurité semble un notion <text:span text:style-name="T2">intuitive</text:span> mais est très difficile à définir. </text:p>
      <text:p text:style-name="P1"><text:s text:c="8"/>Les tentatives de "formalisation" de la notion de sécurité ne sont pas très utiles pour créer de vrais <text:span text:style-name="T2">applications</text:span> :</text:p>
      <text:p text:style-name="P1"/>
      <text:p text:style-name="Quotations"><text:s text:c="8"/>Une tentative de formalisation (1960) : </text:p>
      <text:p text:style-name="Quotations">A system is secure if and only if it starts in a secure state and cannot enter an insecure state.</text:p>
      <text:p text:style-name="P1"><text:s text:c="4"/></text:p>
      <text:list xml:id="list7692918005971271410" text:style-name="L1">
        <text:list-item>
          <text:p text:style-name="P4">Il n'est quasi plus possible <text:span text:style-name="T3">d’énumérer</text:span>/distinguer les <text:span text:style-name="T3">états</text:span> sécurisé et <text:span text:style-name="T3">non </text:span>sécurisé d'une application a cause de la complexité des ordinateurs</text:p>
        </text:list-item>
        <text:list-item>
          <text:p text:style-name="P8"><text:span text:style-name="T4">Une assertion comme "Je ne veux pas que les autres lisent mes mails" ne se formalise pas comme par magie en des contraintes sur le logiciel</text:span></text:p>
        </text:list-item>
        <text:list-item>
          <text:p text:style-name="P4">Très difficile d'analyser le comportement du logiciel de façon exhaustive (à cause du "problème de <text:span text:style-name="T3">l’arrêt</text:span>" par exemple)</text:p>
        </text:list-item>
      </text:list>
      <text:p text:style-name="P1"><text:s text:c="3"/></text:p>
      <text:p text:style-name="P1"/>
      <text:p text:style-name="P5"><text:s text:c="8"/>Il faut donc une approche basée sur la gestion du risque (Risk managment).</text:p>
      <text:p text:style-name="P9">Pensez aux fonctionnement des assurances.</text:p>
      <text:p text:style-name="P1"/>
      <text:p text:style-name="P1"><text:s text:c="8"/>Des nomenclatures comme le "Common Weakness Enumeration" (CWE) permette aux gens de parler des memes vulnérabilités et de se comprendre.</text:p>
      <text:p text:style-name="P1"/>
      <text:p text:style-name="P1"><text:s text:c="8"/>Le catalogue CWE actuel est un arbre (avec des catégories et des sous catégories) qui contient environ 500 éléments (qui sont des feuilles ou des nœuds de l'arbre). On y trouve des types de faiblesses tels que : "buffer overflow", "format strings", "contrôle insuffisant des données", "fuite d'information", etc.</text:p>
      <text:p text:style-name="P1"/>
      <text:p text:style-name="P1"><text:s text:c="8"/>http://cwe.mitre.org/</text:p>
      <text:p text:style-name="P1"/>
      <text:p text:style-name="P1"><text:s text:c="8"/>Le Common Vulnerabilities and Exposures (CVE) quand à lui tente de <text:span text:style-name="T5">répertorier</text:span> les failles présente dans les logiciels.</text:p>
      <text:p text:style-name="P1"/>
      <text:p text:style-name="P1"><text:s text:c="8"/>Les identifiants CVE sont des références de la forme CVE-AAAA-NNNN (AAAA est l'année de publication et NNNN un numéro incrémenté).</text:p>
      <text:p text:style-name="P1"/>
      <text:p text:style-name="P1"><text:s text:c="8"/>De nombreux systèmes de <text:span text:style-name="T6">sécurité</text:span> IDS/IPS, Scanner, ... utilisent cette nomenclature.</text:p>
      <text:p text:style-name="P1"><text:soft-page-break/></text:p>
      <text:p text:style-name="P1"><text:s text:c="8"/>Une approche pratique de la sécurité :</text:p>
      <text:p text:style-name="P1"><text:s text:c="5"/></text:p>
      <text:list xml:id="list7569929833264550895" text:style-name="L2">
        <text:list-item>
          <text:p text:style-name="P6">Apprendre des erreurs des autres (ou de ces propres erreurs)</text:p>
        </text:list-item>
        <text:list-item>
          <text:p text:style-name="P6">Créer ses outils pour détécter et corriger les problèmes</text:p>
        </text:list-item>
        <text:list-item>
          <text:p text:style-name="P6"><text:s/>S'attendre au pire (loi de Murphy)</text:p>
        </text:list-item>
      </text:list>
      <text:p text:style-name="P1"/>
      <text:p text:style-name="P1"/>
      <text:p text:style-name="P1"><text:s text:c="8"/>(quelques) Sources de pb :</text:p>
      <text:p text:style-name="P1"><text:s text:c="6"/></text:p>
      <text:list xml:id="list1035122080069522121" text:style-name="L3">
        <text:list-item>
          <text:p text:style-name="P7">Les navigateurs, format des document, protocoles de communications : on évolué des façon chaotique se qui pose des pb.</text:p>
        </text:list-item>
        <text:list-item>
          <text:p text:style-name="P7">L'utilisateur lambda sans connaissance : Ne peux pas causer beaucoup de <text:span text:style-name="T7">dégât</text:span> en utilisant un traitement de texte par exemple, il en va autrement pour l'utilisation d'une application <text:span text:style-name="T7">web</text:span></text:p>
        </text:list-item>
        <text:list-item>
          <text:p text:style-name="P7"><text:s/>Dans le monde du web pas de séparation claire entre Programme et Données tout est "poreux" qui accru le <text:span text:style-name="T8">risque</text:span> de sécurité</text:p>
        </text:list-item>
        <text:list-item>
          <text:p text:style-name="P7">Il n'y a pas de consensus général de la part des <text:span text:style-name="T8">éditeur</text:span> logiciels sur la sécurité</text:p>
        </text:list-item>
      </text:list>
      <text:p text:style-name="P1"/>
      <text:p text:style-name="P1"/>
      <text:p text:style-name="P1"/>
      <text:p text:style-name="P1"><text:s text:c="8"/>Porte d'entrée dans un LAN en contournent les sécurités classiques (firewall par exemp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0:57:11.468147117</meta:creation-date>
    <dc:date>2014-03-03T22:07:29.639928826</dc:date>
    <dc:creator>kondor </dc:creator>
    <meta:editing-duration>PT7M1S</meta:editing-duration>
    <meta:editing-cycles>13</meta:editing-cycles>
    <meta:generator>LibreOffice/4.1.3.2$Linux_X86_64 LibreOffice_project/410m0$Build-2</meta:generator>
    <meta:document-statistic meta:table-count="0" meta:image-count="0" meta:object-count="0" meta:page-count="2" meta:paragraph-count="34" meta:word-count="453" meta:character-count="3001" meta:non-whitespace-character-count="2428"/>
  </office:meta>
</office:document-meta>
</file>